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FF7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/text:p>
      <text:p text:style-name="P2">Signed letter<text:tab/>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 December 1850</text:p>
      <text:p text:style-name="P2">Month<text:tab/><text:tab/><text:tab/><text:tab/><text:tab/><text:tab/>December</text:p>
      <text:p text:style-name="P2">Year<text:tab/><text:tab/><text:tab/><text:tab/><text:tab/><text:tab/>1850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Y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Dr Sir/</text:span></text:p>
      <text:p text:style-name="P2"><text:span text:style-name="T1"><text:tab/>I could not attend the/ Lecture on Friday night nor/ yours on Sabbath owing to a/ violent cold./</text:span></text:p>
      <text:p text:style-name="P2"><text:span text:style-name="T1"><text:tab/>But Dr. Schiller tells me, it/ was a very excellent discourse/ and if you send me a digest/ thereof, I will get it inserted/ in the Chronicle/</text:span></text:p>
      <text:p text:style-name="P2"><text:span text:style-name="T1"><text:tab/>18 Mansell St/</text:span></text:p>
      <text:p text:style-name="P2"><text:span text:style-name="T1"><text:tab/>Goodman's field/</text:span></text:p>
      <text:p text:style-name="P2"><text:span text:style-name="T1"><text:tab/>1 Decr 1850/</text:span></text:p>
      <text:p text:style-name="P2"><text:span text:style-name="T1"/></text:p>
      <text:p text:style-name="P2"><text:span text:style-name="T1">[Page 2]</text:span></text:p>
      <text:p text:style-name="P2"><text:span text:style-name="T1">Mr Morais./</text:span></text:p>
      <text:p text:style-name="P2"><text:span text:style-name="T1"><text:tab/>18 Bar's Mark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16T12:49:51</meta:creation-date>
    <dc:date>2009-04-16T12:56:28</dc:date>
    <dc:language>en-US</dc:language>
    <meta:editing-cycles>2</meta:editing-cycles>
    <meta:editing-duration>PT6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0" meta:word-count="221" meta:character-count="1576"/>
  </office:meta>
</office:document-meta>
</file>